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Serif-Bold" fo:font-size="16pt" fo:font-weight="bold" style:font-size-asian="16pt" style:font-weight-asian="bold"/>
    </style:style>
    <style:style style:name="P2" style:family="paragraph" style:parent-style-name="Standard">
      <style:paragraph-properties fo:text-align="start" style:justify-single-word="false"/>
      <style:text-properties style:font-name="LiberationSerif-Bold" fo:font-size="16pt" fo:font-weight="bold" style:font-size-asian="16pt" style:font-weight-asian="bold"/>
    </style:style>
    <style:style style:name="P3" style:family="paragraph" style:parent-style-name="Standard">
      <style:text-properties officeooo:paragraph-rsid="000c65e5"/>
    </style:style>
    <style:style style:name="P4" style:family="paragraph" style:parent-style-name="Standard">
      <style:text-properties style:font-name="LiberationSerif" fo:font-size="12pt" fo:font-weight="normal" officeooo:rsid="0014674d" officeooo:paragraph-rsid="000c65e5" style:font-size-asian="12pt" style:font-weight-asian="normal" style:font-weight-complex="normal"/>
    </style:style>
    <style:style style:name="P5" style:family="paragraph" style:parent-style-name="Standard">
      <style:text-properties officeooo:paragraph-rsid="000c65e5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style:font-name="LiberationSerif-Bold" fo:font-size="12pt" fo:font-weight="bold" officeooo:rsid="000c65e5" style:font-size-asian="12pt" style:font-weight-asian="bold"/>
    </style:style>
    <style:style style:name="T2" style:family="text">
      <style:text-properties style:font-name="LiberationSerif-Bold" fo:font-size="12pt" fo:font-weight="bold" officeooo:rsid="001588ce" style:font-size-asian="12pt" style:font-weight-asian="bold"/>
    </style:style>
    <style:style style:name="T3" style:family="text">
      <style:text-properties style:font-name="LiberationSerif-Bold" fo:font-size="12pt" fo:font-weight="bold" officeooo:rsid="001797ff" style:font-size-asian="12pt" style:font-weight-asian="bold"/>
    </style:style>
    <style:style style:name="T4" style:family="text">
      <style:text-properties style:font-name="LiberationSerif-Bold" fo:font-size="12pt" fo:font-weight="normal" officeooo:rsid="000c65e5" style:font-size-asian="12pt" style:font-weight-asian="normal" style:font-weight-complex="normal"/>
    </style:style>
    <style:style style:name="T5" style:family="text">
      <style:text-properties style:font-name="LiberationSerif" fo:font-size="12pt" fo:font-weight="normal" officeooo:rsid="0014674d" style:font-size-asian="12pt" style:font-weight-asian="normal" style:font-weight-complex="normal"/>
    </style:style>
    <style:style style:name="T6" style:family="text">
      <style:text-properties style:font-name="LiberationSerif" fo:font-size="12pt" officeooo:rsid="0014674d" style:font-size-asian="12pt"/>
    </style:style>
    <style:style style:name="T7" style:family="text">
      <style:text-properties fo:color="#e300e3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de Servicios y Procesos</text:p>
      <text:p text:style-name="P2"/>
      <text:p text:style-name="P3"><text:span text:style-name="T1">Ejercicio opcional </text:span><text:span text:style-name="T3">9</text:span><text:span text:style-name="T1">:</text:span><text:span text:style-name="T4"> </text:span><text:span text:style-name="T5">Desarrolla un programa en Python que simule un sistema de procesamiento de tareas con múltiples hilos. Se deben crear tres tipos de hilos que simulen tres tipos de procesos: </text:span><text:span text:style-name="Strong_20_Emphasis"><text:span text:style-name="T6">Proceso A</text:span></text:span><text:span text:style-name="T5">, </text:span><text:span text:style-name="Strong_20_Emphasis"><text:span text:style-name="T6">Proceso B </text:span></text:span><text:span text:style-name="T5">y </text:span><text:span text:style-name="Strong_20_Emphasis"><text:span text:style-name="T6">Proceso C</text:span></text:span><text:span text:style-name="T5">.</text:span></text:p>
      <text:list xml:id="list4229373691" text:style-name="L1">
        <text:list-item>
          <text:p text:style-name="P7">Cada tipo de proceso debe realizar un cálculo diferente en un bucle de 5 iteraciones, ese cálculo puede ser un time.sleep(un tiempo pequeño aleatorio) y debe heredar de una clase base común.</text:p>
        </text:list-item>
        <text:list-item>
          <text:p text:style-name="P7">Se debe sincronizar el acceso a una variable compartida (por ejemplo, un contador de tareas completadas cada vez que se haga un cálculo, que equivale a cada iteración del bucle anterior) usando un <text:span text:style-name="Source_20_Text"><text:span text:style-name="T7">Lock</text:span></text:span>.</text:p>
        </text:list-item>
        <text:list-item>
          <text:p text:style-name="P7">Los hilos deben manejar excepciones utilizando la cláusula <text:span text:style-name="Source_20_Text"><text:span text:style-name="T7">with</text:span></text:span><text:span text:style-name="Source_20_Text"> </text:span>y mostrar un mensaje si ocurre un error durante su ejecución.</text:p>
        </text:list-item>
        <text:list-item>
          <text:p text:style-name="P6">Todos los hilos deben ser ejecutados simultáneamente y el programa principal debe esperar a que todos terminen usando <text:span text:style-name="Source_20_Text"><text:span text:style-name="T7">join()</text:span></text:span>.</text:p>
        </text:list-item>
      </text:list>
      <text:h text:style-name="Heading_20_4" text:outline-level="4">Requisitos:</text:h>
      <text:list xml:id="list4197548643" text:style-name="L2">
        <text:list-item>
          <text:p text:style-name="P9">Debe haber un total de 5 hilos en ejecución (por ejemplo, 2 del tipo <text:span text:style-name="Strong_20_Emphasis">A</text:span>, 2 del tipo <text:span text:style-name="Strong_20_Emphasis">B </text:span>y 1 del tipo <text:span text:style-name="Strong_20_Emphasis">C</text:span>).</text:p>
        </text:list-item>
        <text:list-item>
          <text:p text:style-name="P9">Cada hilo debe realizar su cálculo en un bucle de 5 iteraciones.</text:p>
        </text:list-item>
        <text:list-item>
          <text:p text:style-name="P9">Utiliza <text:span text:style-name="Source_20_Text"><text:span text:style-name="T7">lock</text:span></text:span><text:span text:style-name="Source_20_Text"> </text:span>para evitar que varios hilos accedan a la vez a la variable compartida.</text:p>
        </text:list-item>
        <text:list-item>
          <text:p text:style-name="P8">Implementa una captura de excepciones dentro de los hilos utilizando el bloque <text:span text:style-name="Source_20_Text"><text:span text:style-name="T7">with</text:span></text:span>.</text:p>
        </text:list-item>
      </text:list>
      <text:p text:style-name="P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16T19:49:21.316000000</dc:date>
    <meta:editing-duration>PT13M56S</meta:editing-duration>
    <meta:editing-cycles>1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222" meta:character-count="1263" meta:non-whitespace-character-count="1060"/>
  </office:meta>
</office:document-meta>
</file>